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2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10,,</text:p>
            <text:p> 0.15,,</text:p>
            <text:p>0.20,,</text:p>
            <text:p>0.25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3" office:value-type="string" calcext:value-type="string">
            <text:p>For outside applications, UV-Resistant,,</text:p>
            <text:p>Prone to warping, need enclosure,,</text:p>
            <text:p> nice finish, ABS lik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17:12:33.154091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4T20:12:04.749532622</dc:date>
    <meta:editing-duration>PT9H1M2S</meta:editing-duration>
    <meta:editing-cycles>31</meta:editing-cycles>
    <meta:generator>LibreOffice/6.1.6.3$Linux_X86_64 LibreOffice_project/10$Build-3</meta:generator>
    <meta:document-statistic meta:table-count="1" meta:cell-count="47" meta:object-count="0"/>
  </office:meta>
</office:document-meta>
</file>